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officeooo:rsid="001eb373" officeooo:paragraph-rsid="001eb373"/>
    </style:style>
    <style:style style:name="P2" style:family="paragraph" style:parent-style-name="Standard">
      <style:text-properties officeooo:paragraph-rsid="001eb373"/>
    </style:style>
    <style:style style:name="P3" style:family="paragraph" style:parent-style-name="Standard">
      <style:text-properties officeooo:rsid="0024103d" officeooo:paragraph-rsid="0024103d"/>
    </style:style>
    <style:style style:name="T1" style:family="text">
      <style:text-properties style:font-name="Liberation Sans"/>
    </style:style>
    <style:style style:name="T2" style:family="text">
      <style:text-properties style:font-name="Liberation Sans" officeooo:rsid="001eb373"/>
    </style:style>
    <style:style style:name="T3" style:family="text">
      <style:text-properties style:font-name="Liberation Sans" fo:font-weight="bold" officeooo:rsid="001eb373" style:font-weight-asian="bold" style:font-weight-complex="bold"/>
    </style:style>
    <style:style style:name="T4" style:family="text">
      <style:text-properties style:font-name="Liberation Sans" fo:font-weight="bold" officeooo:rsid="001f6ece" style:font-weight-asian="bold" style:font-weight-complex="bold"/>
    </style:style>
    <style:style style:name="T5" style:family="text">
      <style:text-properties style:font-name="Liberation Sans" fo:font-weight="bold" officeooo:rsid="0023154b" style:font-weight-asian="bold" style:font-weight-complex="bold"/>
    </style:style>
    <style:style style:name="T6" style:family="text">
      <style:text-properties style:font-name="Liberation Sans" fo:font-weight="bold" officeooo:rsid="00233522" style:font-weight-asian="bold" style:font-weight-complex="bold"/>
    </style:style>
    <style:style style:name="T7" style:family="text">
      <style:text-properties style:font-name="Liberation Sans" officeooo:rsid="001f6ece"/>
    </style:style>
    <style:style style:name="T8" style:family="text">
      <style:text-properties style:font-name="Liberation Sans" officeooo:rsid="0023154b"/>
    </style:style>
    <style:style style:name="T9" style:family="text">
      <style:text-properties style:font-name="Liberation Sans" fo:font-weight="normal" officeooo:rsid="0023154b" style:font-weight-asian="normal" style:font-weight-complex="normal"/>
    </style:style>
    <style:style style:name="T10" style:family="text">
      <style:text-properties style:font-name="Liberation Sans" officeooo:rsid="00233522"/>
    </style:style>
    <style:style style:name="T1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seudocódigo</text:p>
      <text:p text:style-name="P1"/>
      <text:p text:style-name="P1">1- Inicialización</text:p>
      <text:p text:style-name="P1">2- Evolución temporal</text:p>
      <text:p text:style-name="P1"><text:tab/><text:span text:style-name="T11">do</text:span> sobre t</text:p>
      <text:p text:style-name="P1"><text:tab/><text:tab/><text:span text:style-name="T11">do</text:span> sobre iones li+</text:p>
      <text:p text:style-name="P1"><text:tab/><text:tab/><text:tab/>ex(i) = e0x(i) + nq*gx + nrx</text:p>
      <text:p text:style-name="P2"><text:span text:style-name="T2"><text:tab/><text:tab/><text:tab/>ey(i) = e0y(i) + nq*gy + nry</text:span></text:p>
      <text:p text:style-name="P2"><text:span text:style-name="T2"><text:tab/><text:tab/><text:tab/></text:span><text:span text:style-name="T3">do</text:span><text:span text:style-name="T2"> sobre los li0 depositados</text:span></text:p>
      <text:p text:style-name="P2"><text:span text:style-name="T2"><text:tab/><text:tab/><text:tab/><text:tab/>- cálculo de la distancia entre la posicion del ion i y el li0 k</text:span></text:p>
      <text:p text:style-name="P2"><text:span text:style-name="T2"><text:tab/><text:tab/><text:tab/><text:tab/>- Imposición de la condición </text:span><text:span text:style-name="T7">li+ → li0</text:span></text:p>
      <text:p text:style-name="P2"><text:tab/><text:tab/><text:tab/><text:tab/><text:tab/><text:span text:style-name="T4">if </text:span><text:span text:style-name="T7">d &lt; datt </text:span></text:p>
      <text:p text:style-name="P2"><text:span text:style-name="T7"><text:tab/><text:tab/><text:tab/><text:tab/><text:tab/>- se guarda la posicion del ion li+ como nueva posicion <text:tab/><text:tab/><text:tab/><text:tab/><text:tab/> <text:s/>del li0</text:span></text:p>
      <text:p text:style-name="P2"><text:span text:style-name="T7"><text:tab/><text:tab/><text:tab/><text:tab/><text:tab/>- se repone el ion de forma aleatoria en el espacio</text:span></text:p>
      <text:p text:style-name="P2"><text:span text:style-name="T7"><text:tab/><text:tab/><text:tab/><text:tab/><text:tab/>- se calcula la nueva distribución de potencial debido al <text:tab/><text:tab/><text:tab/><text:tab/><text:tab/> <text:s text:c="2"/>li0 nuevo </text:span></text:p>
      <text:p text:style-name="P2"><text:span text:style-name="T7"><text:tab/><text:tab/><text:tab/><text:tab/><text:tab/>- se calcula el nuevo campo eléctrico con el nuevo <text:tab/><text:tab/><text:tab/><text:tab/><text:tab/><text:tab/> <text:s text:c="2"/>potencial</text:span></text:p>
      <text:p text:style-name="P2"><text:span text:style-name="T7"><text:tab/><text:tab/><text:tab/><text:tab/><text:tab/></text:span><text:span text:style-name="T4"> </text:span><text:span text:style-name="T5">else </text:span><text:span text:style-name="T9">(</text:span><text:span text:style-name="T7">d &gt; datt</text:span><text:span text:style-name="T8">)</text:span></text:p>
      <text:p text:style-name="P2"><text:span text:style-name="T8"><text:tab/><text:tab/><text:tab/><text:tab/><text:tab/>- <text:s/>se conservan los valores de la iteración anterior</text:span></text:p>
      <text:p text:style-name="P2"><text:span text:style-name="T8"><text:tab/><text:tab/><text:tab/></text:span><text:span text:style-name="T5">enddo </text:span><text:span text:style-name="T8">li0</text:span></text:p>
      <text:p text:style-name="P2"><text:span text:style-name="T8"><text:tab/><text:tab/><text:tab/>-</text:span><text:span text:style-name="T10"> se calcula nuevamente el vector r con el nuevo campo</text:span></text:p>
      <text:p text:style-name="P2"><text:span text:style-name="T10"><text:tab/><text:tab/><text:tab/>- se renombra el <text:s/>potencial para la próxima iteración</text:span></text:p>
      <text:p text:style-name="P2"><text:span text:style-name="T10"><text:tab/><text:tab/></text:span><text:span text:style-name="T6">enddo</text:span><text:span text:style-name="T10"> li+</text:span></text:p>
      <text:p text:style-name="P2"><text:span text:style-name="T10"><text:tab/><text:tab/>- se renombra la posición para la próxima itración: e0x(i) = ex(i), e0y(i) = ey(i)</text:span></text:p>
      <text:p text:style-name="P2"><text:span text:style-name="T8"><text:tab/></text:span><text:span text:style-name="T6">enddo</text:span><text:span text:style-name="T10"> temporal</text:span></text:p>
      <text:p text:style-name="P2"><text:span text:style-name="T10"/></text:p>
      <text:p text:style-name="P2"><text:span text:style-name="T10"/></text:p>
      <text:p text:style-name="P2"><text:span text:style-name="T10"/></text:p>
      <text:p text:style-name="P2"><text:span text:style-name="T10"/></text:p>
      <text:p text:style-name="P3"><text:span text:style-name="T10">N</text:span><text:span text:style-name="T1">otas sobre lo que me dijo Adolfo:</text:span></text:p>
      <text:p text:style-name="P3"><text:span text:style-name="T1"/></text:p>
      <text:p text:style-name="P3"><text:span text:style-name="T1">Hay que modificar el programa de varias formas</text:span></text:p>
      <text:p text:style-name="P3"><text:span text:style-name="T1">1. Lo correcto es trabajar con reales así que hay que volver a dendritas_01 o dendritas_02</text:span></text:p>
      <text:p text:style-name="P3"><text:span text:style-name="T1">2. El vector unitario g tiene que tener el mismo módulo en cualquiera de las direcciones, entonces hay que modificarlo. De la forma en que lo venía haciendo, está mal porque los módulos diagonales son mas grandes que el resto, entonces el movimiento por difusión no es correcto.</text:span></text:p>
      <text:p text:style-name="P3"><text:span text:style-name="T1">3. Cada vez que un li+--→li0 hay que colocarlo a una distancia datt del li0 más cercano que tiene.</text:span></text:p>
      <text:p text:style-name="P3"><text:span text:style-name="T1">4. Para el calculo del potencial, hay que iterar para que converja a un valor constante (constante en cada punto de la malla después de iteraciones consecutivas)</text:span></text:p>
      <text:p text:style-name="P3"><text:span text:style-name="T1">5. Como uso reales y no una malla, para asignarle un voltaje o un campo a cada particula hay que interpolar o asignarle el valor del punto más cercano de la mall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30T13:17:41.888219386</meta:creation-date>
    <dc:date>2021-08-31T00:02:12.743791984</dc:date>
    <meta:editing-duration>PT8H55M30S</meta:editing-duration>
    <meta:editing-cycles>3</meta:editing-cycles>
    <meta:generator>LibreOffice/6.4.7.2$Linux_X86_64 LibreOffice_project/40$Build-2</meta:generator>
    <meta:document-statistic meta:table-count="0" meta:image-count="0" meta:object-count="0" meta:page-count="1" meta:paragraph-count="30" meta:word-count="318" meta:character-count="1770" meta:non-whitespace-character-count="1385"/>
  </office:meta>
</office:document-meta>
</file>